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12C53A2F351.png"/>
  <manifest:file-entry manifest:media-type="image/png" manifest:full-path="Pictures/10000000000001F40000012CEE3A7F1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sunny_clamsy" text:anchor-type="paragraph" svg:x="1.2in" svg:y="1.3201in" svg:width="4.6799in" svg:height="2.6299in" draw:z-index="0"><draw:image xlink:href="Pictures/10000000000001F40000012C53A2F351.png" xlink:type="simple" xlink:show="embed" xlink:actuate="onLoad"/></draw:frame><draw:frame draw:style-name="fr1" draw:name="norm_clamsy" text:anchor-type="paragraph" svg:x="0.4465in" svg:y="6.2555in" svg:width="3.2717in" svg:height="1.8028in" draw:z-index="1"><draw:image xlink:href="Pictures/10000000000001F40000012CEE3A7F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09:19:06</meta:creation-date>
    <dc:date>2010-05-04T21:41:50</dc:date>
    <meta:editing-duration>PT00H41M02S</meta:editing-duration>
    <meta:editing-cycles>6</meta:editing-cycles>
    <meta:generator>OpenOffice.org/3.2$Unix OpenOffice.org_project/320m12$Build-9483</meta:generator>
    <meta:document-statistic meta:table-count="0" meta:image-count="2" meta:object-count="0" meta:page-count="1" meta:paragraph-count="0" meta:word-count="0" meta:character-count="0"/>
  </office:meta>
</office:document-meta>
</file>